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egrito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justify" style:justify-single-word="false" fo:text-indent="1.251cm" style:auto-text-indent="false" style:writing-mode="lr-tb"/>
      <style:text-properties officeooo:paragraph-rsid="0004f9b7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style:writing-mode="lr-tb"/>
      <style:text-properties fo:font-size="14pt" officeooo:paragraph-rsid="0004f9b7" style:font-size-asian="14pt" style:font-size-complex="14pt" loext:padding="0cm" loext:border="none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1cm" fo:margin-top="0.101cm" fo:margin-bottom="0.25cm" style:contextual-spacing="false" fo:text-align="justify" style:justify-single-word="false" fo:text-indent="0cm" style:auto-text-indent="false"/>
      <style:text-properties fo:font-size="14pt" style:font-size-asian="14pt" style:font-size-complex="14pt" loext:padding="0cm" loext:border="none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register-true="true" style:writing-mode="lr-tb"/>
      <style:text-properties fo:color="#c9211e" loext:opacity="100%" style:font-name="Arial" fo:font-size="26pt" fo:letter-spacing="0.071cm" officeooo:paragraph-rsid="0004f9b7" style:font-size-asian="26pt" style:font-size-complex="26pt" style:font-weight-complex="600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font-name="sans-serif" officeooo:rsid="0004f9b7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sans-serif" fo:font-weight="bold" officeooo:rsid="0004f9b7" style:font-weight-asian="bold" style:font-weight-complex="bold"/>
    </style:style>
    <style:style style:name="T6" style:family="text">
      <style:text-properties style:text-position="0% 100%" fo:font-weight="bold" officeooo:rsid="0004f9b7" style:font-weight-asian="bold" style:font-weight-complex="bold"/>
    </style:style>
    <style:style style:name="T7" style:family="text">
      <style:text-properties style:text-position="0% 100%" fo:font-weight="bold" officeooo:rsid="0004f9b7" style:font-weight-asian="bold"/>
    </style:style>
    <style:style style:name="T8" style:family="text">
      <style:text-properties style:text-position="0% 100%" style:font-name="Verdana" fo:font-size="16pt" style:font-size-asian="16pt" style:font-size-complex="16pt"/>
    </style:style>
    <style:style style:name="T9" style:family="text">
      <style:text-properties style:text-position="0% 100%" style:font-name="Verdana" fo:font-size="16pt" officeooo:rsid="0004f9b7" style:font-size-asian="16pt" style:font-size-complex="16pt"/>
    </style:style>
    <style:style style:name="T10" style:family="text">
      <style:text-properties style:text-position="0% 100%" officeooo:rsid="0004f9b7"/>
    </style:style>
    <style:style style:name="T11" style:family="text">
      <style:text-properties officeooo:rsid="0004f9b7"/>
    </style:style>
    <style:style style:name="T12" style:family="text">
      <style:text-properties style:font-name="Verdana"/>
    </style:style>
    <style:style style:name="T13" style:family="text">
      <style:text-properties style:font-name="Verdana" fo:font-size="16pt" style:font-size-asian="16pt" style:font-size-complex="16pt"/>
    </style:style>
    <style:style style:name="T14" style:family="text">
      <style:text-properties style:font-name="Verdana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5" style:family="text">
      <style:text-properties style:font-name="Arial"/>
    </style:style>
    <style:style style:name="T16" style:family="text">
      <style:text-properties style:font-name="Arial" fo:font-size="26pt" style:font-size-asian="26pt" style:font-size-complex="26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officeooo:rsid="0004f9b7" style:font-size-asian="14pt" style:font-size-complex="14pt"/>
    </style:style>
    <style:style style:name="T20" style:family="text">
      <style:text-properties style:font-name="Times New Roman" fo:font-size="14pt" style:text-underline-style="solid" style:text-underline-type="double" style:text-underline-width="auto" style:text-underline-color="#ff5429" style:font-size-asian="14pt" style:font-size-complex="14pt"/>
    </style:style>
    <style:style style:name="T21" style:family="text">
      <style:text-properties style:font-name="Times New Roman" fo:font-size="14pt" style:text-underline-style="solid" style:text-underline-type="double" style:text-underline-width="auto" style:text-underline-color="#ff5429" officeooo:rsid="0004f9b7" style:font-size-asian="14pt" style:font-size-complex="14pt"/>
    </style:style>
    <style:style style:name="T22" style:family="text">
      <style:text-properties style:font-name="Brush Script MT" fo:font-size="16pt" style:font-size-asian="16pt" style:font-size-complex="16pt"/>
    </style:style>
    <style:style style:name="T23" style:family="text">
      <style:text-properties style:font-name="Brush Script MT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4" style:family="text">
      <style:text-properties style:font-name="Brush Script MT" fo:font-size="16pt" fo:font-style="italic" style:font-size-asian="16pt" style:font-style-asian="italic" style:font-size-complex="16pt" style:font-style-complex="italic"/>
    </style:style>
    <style:style style:name="T25" style:family="text">
      <style:text-properties style:font-name="Brush Script MT" fo:font-style="italic" style:font-style-asian="italic" style:font-style-complex="italic"/>
    </style:style>
    <style:style style:name="T26" style:family="text">
      <style:text-properties style:font-name="Brush Script MT"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color="#ffbf00" loext:opacity="100%" style:font-name="Brush Script MT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01R_mcid8"/><text:span text:style-name="T7">CONFIRA OS SINTOMAS DA DENGUE</text:span></text:p>
      <text:p text:style-name="P1"><text:span text:style-name="T13"><text:line-break/></text:span><text:span text:style-name="T18">O tempo médio do ciclo é de 5 a 6 dias, e o intervalo entre a picada e a <text:line-break/>manifestação da doença chama</text:span><text:bookmark text:name="page101R_mcid10"/><text:span text:style-name="T18">-</text:span><text:bookmark text:name="page101R_mcid11"/><text:span text:style-name="T18">se período de incubação. É só </text:span><text:bookmark text:name="page101R_mcid12"/><text:span text:style-name="T18">depois desse período que os sintomas aparecem. Geralmente os sintomas se </text:span><text:bookmark text:name="page101R_mcid13"/><text:span text:style-name="T18">manifestam partir do 3</text:span><text:bookmark text:name="page101R_mcid14"/><text:span text:style-name="T18">° dia depois da </text:span><text:span text:style-name="T20">picada d</text:span><text:span text:style-name="T21">e</text:span><text:span text:style-name="T20"> mosquitos</text:span><text:span text:style-name="T18">.</text:span></text:p>
      <text:p text:style-name="P2"><text:bookmark text:name="page101R_mcid16"/><text:soft-page-break/><text:span text:style-name="T12"><text:line-break/></text:span><text:span text:style-name="T25">Na </text:span><text:span text:style-name="T26">dengue hemorrágica</text:span><text:span text:style-name="T25">, o quadro clínico se agrava rapidamente,</text:span><text:bookmark text:name="page101R_mcid17"/><text:span text:style-name="T25"><text:line-break/>apresentando sinais de insuficiência circulatória e choque, podendo levar a</text:span><text:bookmark text:name="page101R_mcid18"/><text:span text:style-name="T25"><text:line-break/>pessoa à </text:span><text:span text:style-name="T27">morte em até 24 horas</text:span><text:span text:style-name="T25">. De acordo com estatísticas do Ministério da Saúde, cerca de 5% DAS PESSOAS COM DENGUE HEMORRÁGICA MORREM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egrito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2:52.542947249</meta:creation-date>
    <dc:date>2023-04-26T11:01:12.375034861</dc:date>
    <meta:editing-duration>PT38M21S</meta:editing-duration>
    <meta:editing-cycles>1</meta:editing-cycles>
    <meta:document-statistic meta:table-count="0" meta:image-count="0" meta:object-count="0" meta:page-count="2" meta:paragraph-count="3" meta:word-count="97" meta:character-count="571" meta:non-whitespace-character-count="474"/>
    <meta:generator>LibreOffice/7.4.5.1$Linux_X86_64 LibreOffice_project/40$Build-1</meta:generator>
  </office:meta>
</office:document-meta>
</file>